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20E5C88AB8214D25B4.png" manifest:media-type="image/png"/>
  <manifest:file-entry manifest:full-path="Pictures/10000DA30000034F0000034FF1F936342AD0AB9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40pt" style:font-size-asian="40pt" style:font-size-complex="40pt" fo:hyphenate="false" loext:hyphenation-no-caps="false"/>
    </style:style>
    <style:style style:name="P2" style:family="paragraph">
      <loext:graphic-properties draw:fill="none" draw:fill-color="#ffffff"/>
      <style:paragraph-properties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5.241cm" style:run-through="foreground" style:wrap="run-through" style:number-wrapped-paragraphs="no-limit" style:vertical-pos="middle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Form5_2" draw:style-name="gr2" draw:text-style-name="P3" svg:width="3.001cm" svg:height="3.001cm" draw:transform="rotate (1.5707963267949) translate (1.49930555555556cm 28.2010555555556cm)">
        <draw:image xlink:href="Pictures/10000DA30000034F0000034FF1F936342AD0AB99.svg" xlink:type="simple" xlink:show="embed" xlink:actuate="onLoad" loext:mime-type="image/svg+xml">
          <text:p/>
        </draw:image>
        <draw:image xlink:href="Pictures/100002010000002000000020E5C88AB8214D25B4.png" xlink:type="simple" xlink:show="embed" xlink:actuate="onLoad" loext:mime-type="image/png"/>
        <loext:qrcode office:string-value="NEXT" loext:qrcode-errorcorrection="medium" loext:qrcode-border="5"/>
      </draw:frame>
      <draw:frame text:anchor-type="page" text:anchor-page-number="1" draw:z-index="2" draw:name="Form5_1" draw:style-name="gr2" draw:text-style-name="P3" svg:width="3.001cm" svg:height="3.001cm" draw:transform="rotate (-3.14159265358979) translate (19.4997916666667cm 28.2010555555556cm)">
        <draw:image xlink:href="Pictures/10000DA30000034F0000034FF1F936342AD0AB99.svg" xlink:type="simple" xlink:show="embed" xlink:actuate="onLoad" loext:mime-type="image/svg+xml">
          <text:p/>
        </draw:image>
        <draw:image xlink:href="Pictures/100002010000002000000020E5C88AB8214D25B4.png" xlink:type="simple" xlink:show="embed" xlink:actuate="onLoad" loext:mime-type="image/png"/>
        <loext:qrcode office:string-value="NEXT" loext:qrcode-errorcorrection="medium" loext:qrcode-border="5"/>
      </draw:frame>
      <draw:frame text:anchor-type="page" text:anchor-page-number="1" draw:z-index="1" draw:name="Form5_0" draw:style-name="gr2" draw:text-style-name="P3" svg:width="3.001cm" svg:height="3.001cm" draw:transform="rotate (-1.5707963267949) translate (19.4892083333333cm 1.50106944444444cm)">
        <draw:image xlink:href="Pictures/10000DA30000034F0000034FF1F936342AD0AB99.svg" xlink:type="simple" xlink:show="embed" xlink:actuate="onLoad" loext:mime-type="image/svg+xml">
          <text:p/>
        </draw:image>
        <draw:image xlink:href="Pictures/100002010000002000000020E5C88AB8214D25B4.png" xlink:type="simple" xlink:show="embed" xlink:actuate="onLoad" loext:mime-type="image/png"/>
        <loext:qrcode office:string-value="NEXT" loext:qrcode-errorcorrection="medium" loext:qrcode-border="5"/>
      </draw:frame>
      <draw:frame text:anchor-type="page" text:anchor-page-number="1" draw:z-index="0" draw:name="Form5" draw:style-name="gr2" draw:text-style-name="P3" svg:width="3.001cm" svg:height="3.001cm" svg:x="1.499cm" svg:y="1.499cm">
        <draw:image xlink:href="Pictures/10000DA30000034F0000034FF1F936342AD0AB99.svg" xlink:type="simple" xlink:show="embed" xlink:actuate="onLoad" loext:mime-type="image/svg+xml">
          <text:p/>
        </draw:image>
        <draw:image xlink:href="Pictures/100002010000002000000020E5C88AB8214D25B4.png" xlink:type="simple" xlink:show="embed" xlink:actuate="onLoad" loext:mime-type="image/png"/>
        <loext:qrcode office:string-value="NEXT" loext:qrcode-errorcorrection="medium" loext:qrcode-border="5"/>
      </draw:frame>
      <text:p text:style-name="Standard"><draw:frame text:anchor-type="paragraph" draw:z-index="4" draw:name="Form1" draw:style-name="gr1" draw:text-style-name="P2" svg:width="29.65cm" svg:height="5.241cm" draw:transform="rotate (-1.5707963267949) translate (11.1195555555556cm -2.00025cm)"><draw:text-box><text:p text:style-name="P1"><text:span text:style-name="T1">&lt;</text:span><text:span text:style-name="T1">&lt;</text:span><text:span text:style-name="T1">&lt;</text:span><text:span text:style-name="T1"> </text:span><text:span text:style-name="T1">S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O</text:span><text:span text:style-name="T1">R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&gt;</text:span><text:span text:style-name="T1">&gt;</text:span><text:span text:style-name="T1">&gt;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jörn Seipel</meta:initial-creator>
    <meta:creation-date>2022-04-14T13:04:16.947113345</meta:creation-date>
    <dc:date>2022-04-14T13:43:40.609053886</dc:date>
    <dc:creator>Björn Seipel</dc:creator>
    <meta:editing-duration>PT8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